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fo:language="en" fo:country="US" officeooo:rsid="00064bfd" officeooo:paragraph-rsid="00064bfd"/>
    </style:style>
    <style:style style:name="P2" style:family="paragraph" style:parent-style-name="Standard">
      <style:text-properties fo:language="en" fo:country="US" officeooo:rsid="00064bfd" officeooo:paragraph-rsid="0009a570"/>
    </style:style>
    <style:style style:name="P3" style:family="paragraph" style:parent-style-name="Standard">
      <style:text-properties fo:language="en" fo:country="US" officeooo:rsid="000820b7" officeooo:paragraph-rsid="000820b7"/>
    </style:style>
    <style:style style:name="P4" style:family="paragraph" style:parent-style-name="Standard">
      <style:text-properties fo:language="en" fo:country="US" officeooo:rsid="000820b7" officeooo:paragraph-rsid="0009a570"/>
    </style:style>
    <style:style style:name="P5" style:family="paragraph" style:parent-style-name="Standard">
      <style:text-properties fo:language="en" fo:country="US" officeooo:rsid="0009a570" officeooo:paragraph-rsid="0009a570"/>
    </style:style>
    <style:style style:name="P6" style:family="paragraph" style:parent-style-name="Standard">
      <style:text-properties fo:language="en" fo:country="US" officeooo:rsid="000b7359" officeooo:paragraph-rsid="000b7359"/>
    </style:style>
    <style:style style:name="P7" style:family="paragraph" style:parent-style-name="Standard">
      <style:text-properties fo:language="en" fo:country="US" officeooo:rsid="000ca566" officeooo:paragraph-rsid="000ca566"/>
    </style:style>
    <style:style style:name="P8" style:family="paragraph" style:parent-style-name="Standard">
      <style:text-properties fo:language="ru" fo:country="RU" officeooo:rsid="00064bfd" officeooo:paragraph-rsid="00064bfd"/>
    </style:style>
    <style:style style:name="P9" style:family="paragraph" style:parent-style-name="Standard">
      <style:text-properties fo:language="ru" fo:country="RU" officeooo:rsid="00064bfd" officeooo:paragraph-rsid="0009a570"/>
    </style:style>
    <style:style style:name="P10" style:family="paragraph" style:parent-style-name="Standard">
      <style:text-properties fo:language="ru" fo:country="RU" officeooo:rsid="000820b7" officeooo:paragraph-rsid="000820b7"/>
    </style:style>
    <style:style style:name="P11" style:family="paragraph" style:parent-style-name="Standard">
      <style:text-properties fo:language="ru" fo:country="RU" officeooo:rsid="000820b7" officeooo:paragraph-rsid="0009a570"/>
    </style:style>
    <style:style style:name="P12" style:family="paragraph" style:parent-style-name="Standard">
      <style:text-properties fo:language="ru" fo:country="RU" officeooo:rsid="0009a570" officeooo:paragraph-rsid="0009a570"/>
    </style:style>
    <style:style style:name="P13" style:family="paragraph" style:parent-style-name="Standard">
      <style:text-properties fo:language="ru" fo:country="RU" fo:font-weight="bold" officeooo:rsid="0009a570" officeooo:paragraph-rsid="0009a570" style:font-weight-asian="bold" style:font-weight-complex="bold"/>
    </style:style>
    <style:style style:name="P14" style:family="paragraph" style:parent-style-name="Standard">
      <style:text-properties fo:language="ru" fo:country="RU" officeooo:rsid="000b7359" officeooo:paragraph-rsid="000b7359"/>
    </style:style>
    <style:style style:name="P15" style:family="paragraph" style:parent-style-name="Standard">
      <style:text-properties fo:language="ru" fo:country="RU" officeooo:rsid="000ca566" officeooo:paragraph-rsid="000ca566"/>
    </style:style>
    <style:style style:name="P16" style:family="paragraph" style:parent-style-name="Standard">
      <style:text-properties officeooo:paragraph-rsid="0009a570"/>
    </style:style>
    <style:style style:name="T1" style:family="text">
      <style:text-properties officeooo:rsid="00064bf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4bfd"/>
    </style:style>
    <style:style style:name="T4" style:family="text">
      <style:text-properties fo:language="en" fo:country="US" officeooo:rsid="0009a570"/>
    </style:style>
    <style:style style:name="T5" style:family="text">
      <style:text-properties fo:language="en" fo:country="US" officeooo:rsid="000ca566"/>
    </style:style>
    <style:style style:name="T6" style:family="text">
      <style:text-properties fo:language="en" fo:country="US" officeooo:rsid="000dabc9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820b7"/>
    </style:style>
    <style:style style:name="T9" style:family="text">
      <style:text-properties fo:language="ru" fo:country="RU" officeooo:rsid="0009a570"/>
    </style:style>
    <style:style style:name="T10" style:family="text">
      <style:text-properties officeooo:rsid="0009a570"/>
    </style:style>
    <style:style style:name="T11" style:family="text">
      <style:text-properties officeooo:rsid="000ca566"/>
    </style:style>
    <style:style style:name="T12" style:family="text">
      <style:text-properties officeooo:rsid="000da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писок сущностей модели:</text:p>
      <text:p text:style-name="P8">1. <text:span text:style-name="T2">USER – </text:span>информация о пользователе</text:p>
      <text:p text:style-name="P8">* <text:span text:style-name="T2">name – </text:span>имя<text:span text:style-name="T2"> (String - 50*2 </text:span>байта)</text:p>
      <text:p text:style-name="P1">* phone – <text:span text:style-name="T7">номер телефона (</text:span>String - <text:span text:style-name="T7">15*2 байт)</text:span></text:p>
      <text:p text:style-name="P1">* login – <text:span text:style-name="T7">логин </text:span>(String - 50*2 <text:span text:style-name="T7">байта)</text:span></text:p>
      <text:p text:style-name="P1">* password – <text:span text:style-name="T7">пароль </text:span>(String - 50*2 <text:span text:style-name="T7">байта)</text:span></text:p>
      <text:p text:style-name="P1">* type – <text:span text:style-name="T7">тип пользователя </text:span>(byte - 1 <text:span text:style-name="T7">байт</text:span>)</text:p>
      <text:p text:style-name="P10">Итого: 181 байт</text:p>
      <text:p text:style-name="P8">2. <text:span text:style-name="T2">TRIP – </text:span>информация о поездке</text:p>
      <text:p text:style-name="P8">* <text:span text:style-name="T2">time_start – </text:span>время начала поездки (<text:span text:style-name="T2">long – 8 </text:span>байт)</text:p>
      <text:p text:style-name="P8">* <text:span text:style-name="T2">time_end – </text:span>время конца поездки (<text:span text:style-name="T2">long – 8 </text:span>байт)</text:p>
      <text:p text:style-name="P8">* <text:span text:style-name="T2">cost – </text:span>итоговая стоимость поездки (<text:span text:style-name="T2">int – 4 </text:span>байта)</text:p>
      <text:p text:style-name="P8">* <text:span text:style-name="T2">status – </text:span>текущее состояние поездки <text:span text:style-name="T2">(byte - 1 </text:span>байт<text:span text:style-name="T2">)</text:span></text:p>
      <text:p text:style-name="P10">Итого: 21 байт</text:p>
      <text:p text:style-name="P8">3. <text:span text:style-name="T2">SCOOTER – </text:span>информация о состоянии самоката</text:p>
      <text:p text:style-name="P8">* <text:span text:style-name="T2">number – </text:span>уникальный номер самоката <text:span text:style-name="T2">(byte - 1 </text:span>байт<text:span text:style-name="T2">)</text:span></text:p>
      <text:p text:style-name="P1">* battery – <text:span text:style-name="T7">процент зарядки </text:span>(byte - 1 <text:span text:style-name="T7">байт</text:span>)</text:p>
      <text:p text:style-name="P1">* coordinate_x – <text:span text:style-name="T7">координата местоположения (</text:span>double – 8 <text:span text:style-name="T7">байт)</text:span></text:p>
      <text:p text:style-name="P1">* coordinate_y – <text:span text:style-name="T7">координата местоположения (</text:span>double – 8 <text:span text:style-name="T7">байт)</text:span></text:p>
      <text:p text:style-name="P1">* status – <text:span text:style-name="T7">текущее статус задействованности самоката </text:span>(byte - 1 <text:span text:style-name="T7">байт</text:span>)</text:p>
      <text:p text:style-name="P10">Итого: 19 байт</text:p>
      <text:p text:style-name="P8">4. <text:span text:style-name="T2">TECH_CARD – </text:span>техническая информация о конкретном самокате</text:p>
      <text:p text:style-name="P8">* <text:span text:style-name="T2">creationYear – </text:span>год создания самоката (<text:span text:style-name="T2">int – 4 </text:span>байта)</text:p>
      <text:p text:style-name="P8">* <text:span text:style-name="T2">manufacturer – </text:span>производитель <text:span text:style-name="T2">(String - 50*2 </text:span>байта)</text:p>
      <text:p text:style-name="P1">* maxPowerCapacity – <text:span text:style-name="T7">максимальная мощность самоката (</text:span>int – 4 <text:span text:style-name="T7">байта)</text:span></text:p>
      <text:p text:style-name="P1">* mileage – <text:span text:style-name="T7">километраж (</text:span>int – 4 <text:span text:style-name="T7">байта)</text:span></text:p>
      <text:p text:style-name="P10">Итого: 112 байт</text:p>
      <text:p text:style-name="P8">5. <text:span text:style-name="T2">WAREHOUSE – </text:span>информация о складе самокатов</text:p>
      <text:p text:style-name="P8">* <text:span text:style-name="T2">numberOfWarehouse – </text:span>номер склада <text:span text:style-name="T2">(byte - 1 </text:span>байт<text:span text:style-name="T2">)</text:span></text:p>
      <text:p text:style-name="P10">Итого: 1 байт</text:p>
      <text:p text:style-name="P8">6. <text:span text:style-name="T2">UNLOADING_AREA – </text:span>информация о расположении площадки выгрузки самокатов</text:p>
      <text:p text:style-name="P8">* <text:span text:style-name="T2">coordinate_x – </text:span>координата местоположения (<text:span text:style-name="T2">double – 8 </text:span>байт)</text:p>
      <text:p text:style-name="P1">* coordinate_y – <text:span text:style-name="T7">координата местоположения (</text:span>double – 8 <text:span text:style-name="T7">байт)</text:span></text:p>
      <text:p text:style-name="P8">* <text:span text:style-name="T2">address – </text:span>адрес <text:span text:style-name="T2">(String - 50*2 </text:span>байта)</text:p>
      <text:p text:style-name="P10">Итого: 116 байт</text:p>
      <text:p text:style-name="P8">7. <text:span text:style-name="T2">WAREHOUSE_LOG – </text:span>информация о добавлении/удалении самокатов со склада</text:p>
      <text:p text:style-name="P8">* <text:span text:style-name="T2">action_type – </text:span>тип активности (добавление/удаление) <text:span text:style-name="T2">(byte - 1 </text:span>байт<text:span text:style-name="T2">)</text:span></text:p>
      <text:p text:style-name="P1">* creation_time —<text:span text:style-name="T7"> момент создания лога (</text:span>long – 8 <text:span text:style-name="T7">байт)</text:span></text:p>
      <text:p text:style-name="P3"><text:span text:style-name="T8">И</text:span><text:span text:style-name="T7">того: 9 байт</text:span></text:p>
      <text:p text:style-name="P8">8. <text:span text:style-name="T2">MAINTENANCE_LOG – </text:span>информация о результатах техобслуживании конкретного самоката</text:p>
      <text:p text:style-name="P8">* <text:span text:style-name="T2">message – </text:span>информация по результатам ТО <text:span text:style-name="T2">(String - 50*2 </text:span>байта)</text:p>
      <text:p text:style-name="P10">Итого: 100 байт</text:p>
      <text:p text:style-name="P14">В итоге всего 558 байт</text:p>
      <text:p text:style-name="P8"/>
      <text:p text:style-name="P10">Все связи между сущностями не имели полей, поэтому примем их размер за 0 байт</text:p>
      <text:p text:style-name="P8"/>
      <text:p text:style-name="P8"/>
      <text:p text:style-name="P10">Пусть количество <text:span text:style-name="T2">USER = A, </text:span>количество <text:span text:style-name="T2">SCOOTER</text:span> и <text:span text:style-name="T2">TECH_CARD </text:span>= <text:span text:style-name="T2">B, </text:span>количество <text:span text:style-name="T2">TRIP = C, <text:s/></text:span>количество <text:span text:style-name="T2">WAREHOUSE = D, </text:span>количество <text:span text:style-name="T3">UNLOADING_AREA </text:span><text:span text:style-name="T2">= E, </text:span>количество <text:s/><text:span text:style-name="T3">WAREHOUSE_LOG </text:span>и <text:span text:style-name="T3">MAINTENANCE_LOG </text:span>= <text:span text:style-name="T2">F. </text:span></text:p>
      <text:p text:style-name="P10">Тогда общий объем данных будет = 181<text:span text:style-name="T2">A + 131B + 21C + D + 116E + 109F</text:span></text:p>
      <text:p text:style-name="P10"><text:soft-page-break/>А чистый будет = 181<text:span text:style-name="T2">A + 131B </text:span>+ 20С + <text:span text:style-name="T2">D + 116E + 109F</text:span></text:p>
      <text:p text:style-name="P10">Выразим соотношения через количество поездок. В-среднем на один самокат придется <text:span text:style-name="T2">15</text:span> поездок, на одного пользователя - 1/3 самоката <text:span text:style-name="T2">(</text:span>пользователей больше, чем самокатов, т.к. люди катаются в разное время), на один склад приходится 30 самокатов, на одну площадку выгрузки приходится по 5 самокатов, а на каждые 10 поездок приходится 1 ТО.</text:p>
      <text:p text:style-name="P10"><text:span text:style-name="T2"/></text:p>
      <text:p text:style-name="P10">Итого получаем <text:span text:style-name="T2">A=</text:span>5C, B<text:span text:style-name="T2">=15</text:span>С, <text:span text:style-name="T2">D=</text:span>0.5С, <text:span text:style-name="T2">E=</text:span>3С, <text:span text:style-name="T2">F=0.1C</text:span></text:p>
      <text:p text:style-name="P10"/>
      <text:p text:style-name="P10">Тогда избыточность модели будет: 3250.4<text:span text:style-name="T4">C</text:span>/3249.4<text:span text:style-name="T4">C</text:span> = 1.0003</text:p>
      <text:p text:style-name="P8"/>
      <text:p text:style-name="P10">Увеличение количества объектов любой из сущностей приведет лишь к линейному росту</text:p>
      <text:p text:style-name="P8"/>
      <text:p text:style-name="P10">***</text:p>
      <text:p text:style-name="P10"/>
      <text:p text:style-name="P10">Запросы к модели с помощью которых реализуются сценарии использования</text:p>
      <text:p text:style-name="P10"/>
      <text:p text:style-name="P10"><text:span text:style-name="T5">*</text:span> Запрос на поиск пользователя с соответствующим логином и паролем:</text:p>
      <text:p text:style-name="P3">MATCH (user:USER {login:enteredLogin, password:enteredPassword})</text:p>
      <text:p text:style-name="P3">RETURN user;</text:p>
      <text:p text:style-name="P3"/>
      <text:p text:style-name="P10"><text:span text:style-name="T5">*</text:span> Получить информацию о доступных самокатах</text:p>
      <text:p text:style-name="P3">MATCH (sc:SCOOTER {status=1})</text:p>
      <text:p text:style-name="P3">RETURN sc.<text:span text:style-name="T1">coordinate</text:span>_x, sc.<text:span text:style-name="T1">coordinate</text:span>_y, sc.battery, sc.number;</text:p>
      <text:p text:style-name="P8"/>
      <text:p text:style-name="P10"><text:span text:style-name="T5">*</text:span> Арендовать выбранный самокат</text:p>
      <text:p text:style-name="P3">MATCH (sc:SCOOTER {number:chosenOne})</text:p>
      <text:p text:style-name="P3">MATCH (user:USER {login:currLogin})</text:p>
      <text:p text:style-name="P3">CREATE (trip:TRIP {<text:span text:style-name="T1">time_start:</text:span>currSecond})</text:p>
      <text:p text:style-name="P3">CREATE (trip)-[:USED]→(sc)</text:p>
      <text:p text:style-name="P3">CREATE (user)-[:TRAVELLED]-&gt;(trip)</text:p>
      <text:p text:style-name="P3">SET sc.status=2<text:span text:style-name="T7">, </text:span>trip.status=1</text:p>
      <text:p text:style-name="P3">RETURN trip.time_start, sc</text:p>
      <text:p text:style-name="P3"/>
      <text:p text:style-name="P3"><text:span text:style-name="T11">*</text:span> <text:span text:style-name="T7">Завершить поездку на выбранном самокате</text:span></text:p>
      <text:p text:style-name="P3">MATCH (sc:SCOOTER {number:chosenOne})</text:p>
      <text:p text:style-name="P3">MATCH (user:USER {login:currLogin})</text:p>
      <text:p text:style-name="P3">MATCH (trip:TRIP {time_start:currStartTime})←[:TRAVELLED]-(user)</text:p>
      <text:p text:style-name="P3">SET trip.<text:span text:style-name="T1">time_</text:span>end=currSecond, trip.status=0, trip.cost=value, sc.status=1</text:p>
      <text:p text:style-name="P10"/>
      <text:p text:style-name="P3"><text:span text:style-name="T11">*</text:span> <text:span text:style-name="T7">Поиск по адресу</text:span></text:p>
      <text:p text:style-name="P3">MATCH (sc:SCOOTER {status=1})</text:p>
      <text:p text:style-name="P3">RETURN sc.<text:span text:style-name="T1">coordinate</text:span>_x, sc.<text:span text:style-name="T1">coordinate</text:span>_y, sc.battery, sc.number;</text:p>
      <text:p text:style-name="P8"/>
      <text:p text:style-name="P10"><text:span text:style-name="T5">*</text:span> Добавление/редактирование самоката</text:p>
      <text:p text:style-name="P3">MATCH (user:USER {login:currLogin})</text:p>
      <text:p text:style-name="P3">MERGE (sc:SCOOTER {status:4, number:enteredNumber})</text:p>
      <text:p text:style-name="P3">MERGE (user)-[:HAS_NOW]-&gt;(sc)</text:p>
      <text:p text:style-name="P3">MERGE (techCard:TECH_CARD)-[:TALKS_ABOUT]-&gt;(sc)</text:p>
      <text:p text:style-name="P3">SET techCard.c<text:span text:style-name="T1">reationYear</text:span>=currYear<text:span text:style-name="T1">, <text:s/></text:span>techCard.<text:span text:style-name="T1">manufacturer</text:span>=enteredManufacturer, techCard.<text:span text:style-name="T1">maxPowerCapacity</text:span>=enteredValue, techCard.<text:span text:style-name="T1">mileage</text:span>=0</text:p>
      <text:p text:style-name="P3">CREATE (logM:<text:span text:style-name="T1">MAINTENANCE_LOG</text:span> {message:”text”})</text:p>
      <text:p text:style-name="P3">CREATE (logW:<text:span text:style-name="T1">WAREHOUSE_LOG </text:span>{<text:span text:style-name="T1">action_type:</text:span>1, <text:s/><text:span text:style-name="T1">creation_time:</text:span>currTime})</text:p>
      <text:p text:style-name="P3"><text:soft-page-break/>CREATE (logM)-[:ATTACHED_TO]-&gt;(techCard)</text:p>
      <text:p text:style-name="P3">CREATE (logW)-[:ATTACHED_TO]-&gt;(techCard)</text:p>
      <text:p text:style-name="P3">CREATE (user)-[:CREATED]-&gt;(logM)</text:p>
      <text:p text:style-name="P3">CREATE (user)-[:CREATED]-&gt;(logW)</text:p>
      <text:p text:style-name="P8"/>
      <text:p text:style-name="P3"><text:span text:style-name="T11">*</text:span> <text:span text:style-name="T7">Выгрузка на площадку</text:span></text:p>
      <text:p text:style-name="P3">MATCH (area:UNLOADING_AREA {address:chosenAddress})</text:p>
      <text:p text:style-name="P3">MATCH (sc:SCOOTER {status:4})</text:p>
      <text:p text:style-name="P7">RETURN area</text:p>
      <text:p text:style-name="P3"/>
      <text:p text:style-name="P10">* для всех выбранных скутеров выполнить:</text:p>
      <text:p text:style-name="P3">MATCH (sc:SCOOTER {number:currNumber})←[pointer:HAS_NOW]-(user:USER {login:currLogin})</text:p>
      <text:p text:style-name="P3">SET sc.coordinate_x=area.coordinate_x, sc.coordinate_y=area.coordinate_y, sc.status=1, sc.battery=100</text:p>
      <text:p text:style-name="P3">DELETE <text:s/>pointer</text:p>
      <text:p text:style-name="P8"/>
      <text:p text:style-name="P3"><text:span text:style-name="T11">*</text:span> <text:span text:style-name="T7">Фильтры поиска:</text:span></text:p>
      <text:p text:style-name="P3">MATCH (clients:USER)</text:p>
      <text:p text:style-name="P3">RETURN clients</text:p>
      <text:p text:style-name="P3">MATCH (client:USER {name:chosenName})</text:p>
      <text:p text:style-name="P3">RETURN client</text:p>
      <text:p text:style-name="P3"/>
      <text:p text:style-name="P3">MATCH (sc:SCOOTER)</text:p>
      <text:p text:style-name="P3">RETURN sc</text:p>
      <text:p text:style-name="P3">MATCH (sc:SCOOTER {number:chosenNumber})</text:p>
      <text:p text:style-name="P3">RETURN sc</text:p>
      <text:p text:style-name="P3"/>
      <text:p text:style-name="P3">MATCH (wh:WAREHOUSE)</text:p>
      <text:p text:style-name="P3">RETURN wh</text:p>
      <text:p text:style-name="P3">MATCH (wh:WAREHOUSE {<text:span text:style-name="T1">numberOfWarehouse:</text:span>chosenNumber})</text:p>
      <text:p text:style-name="P3">RETURN wh</text:p>
      <text:p text:style-name="P3"/>
      <text:p text:style-name="P3">MATCH (areas:UNLOADING_AREA)</text:p>
      <text:p text:style-name="P3">RETURN areas</text:p>
      <text:p text:style-name="P3">MATCH (areas:UNLOADING_AREA {address:chosenAddress})</text:p>
      <text:p text:style-name="P3">RETURN areas</text:p>
      <text:p text:style-name="P3"/>
      <text:p text:style-name="P3">* <text:span text:style-name="T7">пользователи у которых давно не было поездок</text:span></text:p>
      <text:p text:style-name="P3">MATCH (users: USER) -[:TRAVELLED]→(trip:TRIP)</text:p>
      <text:p text:style-name="P3">WHERE trip.time_end &lt; ourConstValue</text:p>
      <text:p text:style-name="P3">RETURN users</text:p>
      <text:p text:style-name="P3">LIMIT 5</text:p>
      <text:p text:style-name="P3"/>
      <text:p text:style-name="P3">* <text:span text:style-name="T7">самые далекие самокаты</text:span></text:p>
      <text:p text:style-name="P3">MATCH (sc: SCOOTER)</text:p>
      <text:p text:style-name="P3">RETURN sc</text:p>
      <text:p text:style-name="P3">ORDER BY sc.<text:span text:style-name="T1">coordinate_x </text:span>DESC</text:p>
      <text:p text:style-name="P3">LIMIT 5</text:p>
      <text:p text:style-name="P3"/>
      <text:p text:style-name="P3"/>
      <text:p text:style-name="P10">Количество запросов для совершения юзкейсов не зависит от числа объектов в БД и прочих <text:soft-page-break/>параметров</text:p>
      <text:p text:style-name="P10"/>
      <text:p text:style-name="P10">Не было задействовано никаких дополнительных коллекций</text:p>
      <text:p text:style-name="P10"/>
      <text:p text:style-name="P10"/>
      <text:p text:style-name="P10"/>
      <text:p text:style-name="P13">Аналогичная реляционная модель</text:p>
      <text:p text:style-name="P12"/>
      <text:p text:style-name="P12"/>
      <text:p text:style-name="P12">Список сущностей модели:</text:p>
      <text:p text:style-name="P9">1. <text:span text:style-name="T2">USER</text:span><text:span text:style-name="T4">S</text:span><text:span text:style-name="T2"> – </text:span><text:span text:style-name="T4">т</text:span><text:span text:style-name="T10">аблица с</text:span> пользоват<text:span text:style-name="T10">елями</text:span></text:p>
      <text:p text:style-name="P12">* <text:span text:style-name="T2">id – </text:span>первичный ключ (<text:span text:style-name="T2">INT(10) – 4 </text:span>байта)</text:p>
      <text:p text:style-name="P9">* <text:span text:style-name="T2">name – </text:span>имя<text:span text:style-name="T2"> (</text:span><text:span text:style-name="T4">CHAR(50)</text:span><text:span text:style-name="T2"> - 50 </text:span>байт)</text:p>
      <text:p text:style-name="P2">* phone – <text:span text:style-name="T7">номер телефона (</text:span><text:span text:style-name="T10">CHAR(15)</text:span> - <text:span text:style-name="T7">15 байт)</text:span></text:p>
      <text:p text:style-name="P2">* login – <text:span text:style-name="T7">логин </text:span>(<text:span text:style-name="T10">CHAR(50)</text:span> - 50 <text:span text:style-name="T7">байт)</text:span></text:p>
      <text:p text:style-name="P2">* password – <text:span text:style-name="T7">пароль </text:span>(<text:span text:style-name="T10">CHAR(50)</text:span> - 50 <text:span text:style-name="T7">байт)</text:span></text:p>
      <text:p text:style-name="P2">* type – <text:span text:style-name="T7">тип пользователя </text:span>(<text:span text:style-name="T10">TINYINT(3)</text:span> - 1 <text:span text:style-name="T7">байт</text:span>)</text:p>
      <text:p text:style-name="P11">Итого: 1<text:span text:style-name="T4">70</text:span> байт</text:p>
      <text:p text:style-name="P9">2. <text:span text:style-name="T2">TRIP</text:span><text:span text:style-name="T4">S</text:span><text:span text:style-name="T2"> –</text:span> <text:span text:style-name="T4">т</text:span><text:span text:style-name="T10">аблица с</text:span> поездк<text:span text:style-name="T10">ами</text:span></text:p>
      <text:p text:style-name="P12">* <text:span text:style-name="T2">id – </text:span>первичный ключ (<text:span text:style-name="T2">INT(10) – 4 </text:span>байта)</text:p>
      <text:p text:style-name="P9">* <text:span text:style-name="T2">time_start – </text:span>время начала поездки (<text:span text:style-name="T4">BIGINT(10)</text:span><text:span text:style-name="T2"> – 8 </text:span>байт)</text:p>
      <text:p text:style-name="P9">* <text:span text:style-name="T2">time_end – </text:span>время конца поездки (<text:span text:style-name="T4">BIGINT(10)</text:span><text:span text:style-name="T2"> – 8 </text:span>байт)</text:p>
      <text:p text:style-name="P9">* <text:span text:style-name="T2">cost – </text:span>итоговая стоимость поездки (<text:span text:style-name="T4">INT(10)</text:span><text:span text:style-name="T2"> – 4 </text:span>байта)</text:p>
      <text:p text:style-name="P9">* <text:span text:style-name="T2">status – </text:span>текущее состояние поездки <text:span text:style-name="T2">(</text:span><text:span text:style-name="T4">TINYINT(3)</text:span><text:span text:style-name="T2"> - 1 </text:span>байт<text:span text:style-name="T2">)</text:span></text:p>
      <text:p text:style-name="P16"><text:span text:style-name="T9">* </text:span>ID_scooter — <text:span text:style-name="T10">внешний ключ </text:span><text:span text:style-name="T9">(</text:span><text:span text:style-name="T4">INT(10) – 4 </text:span><text:span text:style-name="T9">байта)</text:span></text:p>
      <text:p text:style-name="P16"><text:span text:style-name="T10">* </text:span>ID_user — <text:span text:style-name="T10">внешний ключ </text:span><text:span text:style-name="T9">(</text:span><text:span text:style-name="T4">INT(10) – 4 </text:span><text:span text:style-name="T9">байта)</text:span></text:p>
      <text:p text:style-name="P11">Итого: <text:span text:style-name="T10">33</text:span> байт</text:p>
      <text:p text:style-name="P9">3. <text:span text:style-name="T2">SCOOTER</text:span><text:span text:style-name="T4">S</text:span><text:span text:style-name="T2"> – </text:span><text:span text:style-name="T10">таблица с </text:span>информаци<text:span text:style-name="T10">ей </text:span>о состояни<text:span text:style-name="T10">ях</text:span> самокат<text:span text:style-name="T10">ов</text:span></text:p>
      <text:p text:style-name="P12">* <text:span text:style-name="T2">id – </text:span>первичный ключ (<text:span text:style-name="T2">INT(10) – 4 </text:span>байта)</text:p>
      <text:p text:style-name="P12">* <text:span text:style-name="T2">ID_worker – </text:span>внешний ключ (<text:span text:style-name="T2">INT(10) – 4 </text:span>байта)</text:p>
      <text:p text:style-name="P9">* <text:span text:style-name="T2">number – </text:span>уникальный номер самоката <text:span text:style-name="T2">(</text:span><text:span text:style-name="T4">TINYINT(3)</text:span><text:span text:style-name="T2"> - 1 </text:span>байт<text:span text:style-name="T2">)</text:span></text:p>
      <text:p text:style-name="P2">* battery – <text:span text:style-name="T7">процент зарядки </text:span>(<text:span text:style-name="T10">TINYINT(3)</text:span> - 1 <text:span text:style-name="T7">байт</text:span>)</text:p>
      <text:p text:style-name="P2">* coordinate_x – <text:span text:style-name="T7">координата местоположения (</text:span><text:span text:style-name="T10">BIGINT(10)</text:span> – 8 <text:span text:style-name="T7">байт)</text:span></text:p>
      <text:p text:style-name="P2">* coordinate_y – <text:span text:style-name="T7">координата местоположения (</text:span><text:span text:style-name="T10">BIGINT(10)</text:span> – 8 <text:span text:style-name="T7">байт)</text:span></text:p>
      <text:p text:style-name="P2">* status – <text:span text:style-name="T7">текущее статус задействованности самоката </text:span>(<text:span text:style-name="T10">TINYINT(3)</text:span> - 1 <text:span text:style-name="T7">байт</text:span>)</text:p>
      <text:p text:style-name="P11">Итого: <text:span text:style-name="T10">27</text:span> байт</text:p>
      <text:p text:style-name="P9">4. <text:span text:style-name="T2">TECH_CARD</text:span><text:span text:style-name="T4">S</text:span><text:span text:style-name="T2"> – </text:span>техническая информация о конкретном самокате</text:p>
      <text:p text:style-name="P12">* <text:span text:style-name="T2">id – </text:span>первичный ключ (<text:span text:style-name="T2">INT(10) – 4 </text:span>байта)</text:p>
      <text:p text:style-name="P16"><text:span text:style-name="T10">* </text:span>ID_scooter — внешний ключ (<text:span text:style-name="T2">INT(10) – 4 </text:span>байта)</text:p>
      <text:p text:style-name="P9">* <text:span text:style-name="T2">creationYear – </text:span>год создания самоката (<text:span text:style-name="T2">INT(10) – 4 </text:span>байта)</text:p>
      <text:p text:style-name="P9">* <text:span text:style-name="T2">manufacturer – </text:span>производитель <text:span text:style-name="T2">(</text:span><text:span text:style-name="T4">CHAR(50)</text:span><text:span text:style-name="T2"> – 50 </text:span>бай<text:span text:style-name="T10">т</text:span>)</text:p>
      <text:p text:style-name="P2">* maxPowerCapacity – <text:span text:style-name="T7">максимальная мощность самоката (</text:span>INT(10) – 4 <text:span text:style-name="T7">байта)</text:span></text:p>
      <text:p text:style-name="P2">* mileage – <text:span text:style-name="T7">километраж (</text:span>INT(10) – 4 <text:span text:style-name="T7">байта)</text:span></text:p>
      <text:p text:style-name="P11">Итого: <text:span text:style-name="T10">70</text:span> байт</text:p>
      <text:p text:style-name="P9">5. <text:span text:style-name="T2">WAREHOUSE</text:span><text:span text:style-name="T4">S</text:span><text:span text:style-name="T2"> – </text:span>информация о складе самокатов</text:p>
      <text:p text:style-name="P12">* <text:span text:style-name="T2">id – </text:span>первичный ключ (<text:span text:style-name="T2">INT(10) – 4 </text:span>байта)</text:p>
      <text:p text:style-name="P16">* ID_scooter — внешний ключ (<text:span text:style-name="T2">INT(10) – 4 </text:span>байта)</text:p>
      <text:p text:style-name="P9">* <text:span text:style-name="T2">numberOfWarehouse – </text:span>номер склада <text:span text:style-name="T2">(</text:span><text:span text:style-name="T4">TINYINT(3)</text:span><text:span text:style-name="T2"> - 1 </text:span>байт<text:span text:style-name="T2">)</text:span></text:p>
      <text:p text:style-name="P11">Итого: <text:span text:style-name="T10">9</text:span> байт</text:p>
      <text:p text:style-name="P9">6. <text:span text:style-name="T2">UNLOADING_AREA</text:span><text:span text:style-name="T4">S</text:span><text:span text:style-name="T2"> – </text:span>информация о расположении площадки выгрузки самокатов</text:p>
      <text:p text:style-name="P12">* <text:span text:style-name="T2">id – </text:span>первичный ключ (<text:span text:style-name="T2">INT(10) – 4 </text:span>байта)</text:p>
      <text:p text:style-name="P9">* <text:span text:style-name="T2">coordinate_x – </text:span>координата местоположения (<text:span text:style-name="T4">BIGINT(10)</text:span><text:span text:style-name="T2"> <text:s/>– 8 </text:span>байт)</text:p>
      <text:p text:style-name="P2"><text:soft-page-break/>* coordinate_y – <text:span text:style-name="T7">координата местоположения (</text:span><text:span text:style-name="T10">BIGINT(10)</text:span> <text:s/>– 8 <text:span text:style-name="T7">байт)</text:span></text:p>
      <text:p text:style-name="P9">* <text:span text:style-name="T2">address – </text:span>адрес <text:span text:style-name="T2">(</text:span><text:span text:style-name="T4">CHAR(50)</text:span><text:span text:style-name="T2"> – 50 </text:span>байт)</text:p>
      <text:p text:style-name="P11">Итого: <text:span text:style-name="T10">70</text:span> байт</text:p>
      <text:p text:style-name="P9">7. <text:span text:style-name="T2">WAREHOUSE_LOG</text:span><text:span text:style-name="T4">S</text:span><text:span text:style-name="T2"> – </text:span>информация о добавлении/удалении самокатов со склада</text:p>
      <text:p text:style-name="P12">* <text:span text:style-name="T2">id – </text:span>первичный ключ (<text:span text:style-name="T2">INT(10) – 4 </text:span>байта)</text:p>
      <text:p text:style-name="P12">* <text:span text:style-name="T2">ID_worker — внешний ключ (INT(10) – 4 байта)</text:span></text:p>
      <text:p text:style-name="P5">* ID_warehouse — внешний ключ (INT(10) – 4 байта)</text:p>
      <text:p text:style-name="P5">* ID_techCard — внешний ключ (INT(10) – 4 байта)</text:p>
      <text:p text:style-name="P9">* <text:span text:style-name="T2">action_type – </text:span>тип активности (добавление/удаление) <text:span text:style-name="T2">(</text:span><text:span text:style-name="T4">TINYINT(3)</text:span><text:span text:style-name="T2"> - 1 </text:span>байт<text:span text:style-name="T2">)</text:span></text:p>
      <text:p text:style-name="P2">* creation_time —<text:span text:style-name="T7"> момент создания лога (</text:span><text:span text:style-name="T10">BIGINT(10)</text:span> – 8 <text:span text:style-name="T7">байт)</text:span></text:p>
      <text:p text:style-name="P4"><text:span text:style-name="T7">Итого:</text:span> <text:span text:style-name="T10">21</text:span> <text:span text:style-name="T7">байт</text:span></text:p>
      <text:p text:style-name="P9">8. <text:span text:style-name="T2">MAINTENANCE_LOG</text:span><text:span text:style-name="T4">S</text:span><text:span text:style-name="T2"> – </text:span>информация о результатах техобслуживании конкретного самоката</text:p>
      <text:p text:style-name="P12">* <text:span text:style-name="T2">id – </text:span>первичный ключ (<text:span text:style-name="T2">INT(10) – 4 </text:span>байта)</text:p>
      <text:p text:style-name="P12">* <text:span text:style-name="T2">ID_worker — внешний ключ (INT(10) – 4 байта)</text:span></text:p>
      <text:p text:style-name="P16">* ID_scooter — внешний ключ (<text:span text:style-name="T2">INT(10) – 4 </text:span>байта)</text:p>
      <text:p text:style-name="P9">* <text:span text:style-name="T2">message – </text:span>информация по результатам ТО <text:span text:style-name="T2">(</text:span><text:span text:style-name="T4">CHAR(50)</text:span><text:span text:style-name="T2"> – 50 </text:span>байт)</text:p>
      <text:p text:style-name="P11">Итого:<text:span text:style-name="T2"> </text:span><text:span text:style-name="T4">62</text:span><text:span text:style-name="T2"> </text:span>байт</text:p>
      <text:p text:style-name="P14">В итоге всего: 474 байт</text:p>
      <text:p text:style-name="P12"/>
      <text:p text:style-name="P11"><text:span text:style-name="T10">О</text:span>бщий объем данных будет = 1<text:span text:style-name="T10">70</text:span><text:span text:style-name="T2">A + </text:span><text:span text:style-name="T10">97</text:span><text:span text:style-name="T2">B + </text:span><text:span text:style-name="T10">33</text:span><text:span text:style-name="T2">C + </text:span><text:span text:style-name="T10">21</text:span><text:span text:style-name="T2">D + </text:span><text:span text:style-name="T10">70</text:span><text:span text:style-name="T2">E + </text:span><text:span text:style-name="T10">83</text:span><text:span text:style-name="T2">F</text:span></text:p>
      <text:p text:style-name="P11">А чистый будет = <text:span text:style-name="T10">166</text:span><text:span text:style-name="T2">A + </text:span><text:span text:style-name="T10">8</text:span><text:span text:style-name="T2">1B </text:span>+ 2<text:span text:style-name="T10">1</text:span>С + <text:span text:style-name="T10">9</text:span><text:span text:style-name="T2">D + </text:span><text:span text:style-name="T10">6</text:span><text:span text:style-name="T2">6E + </text:span><text:span text:style-name="T10">5</text:span><text:span text:style-name="T2">9F</text:span></text:p>
      <text:p text:style-name="P11"><text:span text:style-name="T10">И</text:span>збыточность модели будет: <text:span text:style-name="T10">2566</text:span>.<text:span text:style-name="T10">8</text:span><text:span text:style-name="T4">C</text:span>/<text:span text:style-name="T10">2274</text:span>.4<text:span text:style-name="T4">C</text:span> = 1.<text:span text:style-name="T10">1286</text:span></text:p>
      <text:p text:style-name="P9"/>
      <text:p text:style-name="P11">Увеличение количества объектов <text:span text:style-name="T10">в </text:span>любой из <text:span text:style-name="T10">таблиц</text:span> приведет лишь к линейному росту</text:p>
      <text:p text:style-name="P10"/>
      <text:p text:style-name="P14">***</text:p>
      <text:p text:style-name="P14"/>
      <text:p text:style-name="P14"><text:span text:style-name="T5">*</text:span> Вход</text:p>
      <text:p text:style-name="P6">SELECT * FROM <text:span text:style-name="T11">users</text:span> WHERE log<text:span text:style-name="T11">in=enteredValue AND password=enteredPassword</text:span></text:p>
      <text:p text:style-name="P10"/>
      <text:p text:style-name="P7">* <text:span text:style-name="T8">Получить информацию о доступных самокатах</text:span></text:p>
      <text:p text:style-name="P7">SELECT * FROM scooters WHERE status=1</text:p>
      <text:p text:style-name="P7"><text:span text:style-name="T7"/></text:p>
      <text:p text:style-name="P7">*<text:span text:style-name="T7"> </text:span><text:span text:style-name="T8">Арендовать выбранный самокат</text:span></text:p>
      <text:p text:style-name="P7">INSERT INTO trips VALUES (‘currTime’, ‘0’, ‘0’, ’1’, ‘currScooterID’, ‘currUserID’)</text:p>
      <text:p text:style-name="P7">UPDATE scooters</text:p>
      <text:p text:style-name="P7">SET status=2</text:p>
      <text:p text:style-name="P7">WHERE status=1;</text:p>
      <text:p text:style-name="P10"/>
      <text:p text:style-name="P7">*<text:span text:style-name="T8"> Завершить поездку на выбранном самокате</text:span></text:p>
      <text:p text:style-name="P7">UPDATE trips</text:p>
      <text:p text:style-name="P7">SET status=0, timeEnd=currTime, cost=value</text:p>
      <text:p text:style-name="P7">WHERE status=1;</text:p>
      <text:p text:style-name="P7">UPDATE scooters</text:p>
      <text:p text:style-name="P7">SET status=1</text:p>
      <text:p text:style-name="P7">WHERE status=2;</text:p>
      <text:p text:style-name="P10"/>
      <text:p text:style-name="P7">* <text:span text:style-name="T8">Поиск по адресу</text:span></text:p>
      <text:p text:style-name="P7">SELECT * FROM scooters WHERE status=1</text:p>
      <text:p text:style-name="P10"/>
      <text:p text:style-name="P10"/>
      <text:p text:style-name="P7"><text:soft-page-break/>*** </text:p>
      <text:p text:style-name="P7"/>
      <text:p text:style-name="P15">Сравнение моделей</text:p>
      <text:p text:style-name="P15"/>
      <text:p text:style-name="P15">По занимаемой памяти <text:span text:style-name="T2">Neo4j </text:span>уступает <text:span text:style-name="T2">SQL, </text:span>но у <text:span text:style-name="T2">Neo4j </text:span>благодаря ее структуре почти нулевая избыточность. В примере разница в памяти обеспечивается тем, что в <text:span text:style-name="T2">sql </text:span>тип <text:span text:style-name="T2">CHAR </text:span>занимает 1 байт, а в <text:span text:style-name="T2">Neo4j – </text:span>два. Если не учитывать при подсчете <text:span text:style-name="T2">CHAR, </text:span>то <text:span text:style-name="T2">SQL </text:span>занимает больше места, чем <text:span text:style-name="T2">Neo4j, </text:span>это связано с тем, что <text:span text:style-name="T2">SQL </text:span>имеет большие накладные расходы из-за дублирования информации</text:p>
      <text:p text:style-name="P15"/>
      <text:p text:style-name="P15">Вывод:</text:p>
      <text:p text:style-name="P15"/>
      <text:p text:style-name="P15">SQL имеет большое дублирование информации, больший расход места (если не учитывать <text:span text:style-name="T2">CHAR) </text:span><text:span text:style-name="T12">и большее среднее время отклика, </text:span>но зато он обычно требует меньшее количество запросов по сравнению с <text:span text:style-name="T2">Neo4j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1T04:31:28.647000000</dc:date>
    <meta:editing-duration>PT9H40M22S</meta:editing-duration>
    <meta:editing-cycles>6</meta:editing-cycles>
    <meta:generator>LibreOffice/7.4.1.2$Windows_X86_64 LibreOffice_project/3c58a8f3a960df8bc8fd77b461821e42c061c5f0</meta:generator>
    <meta:document-statistic meta:table-count="0" meta:image-count="0" meta:object-count="0" meta:page-count="6" meta:paragraph-count="214" meta:word-count="1308" meta:character-count="9642" meta:non-whitespace-character-count="8411"/>
  </office:meta>
</office:document-meta>
</file>